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9BFCCFD204E7F11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829cm" fo:min-width="0.861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gr4" style:family="graphic" style:parent-style-name="standard">
      <style:graphic-properties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838cm" fo:min-width="1.11cm" fo:padding-top="0.1cm" fo:padding-bottom="0.1cm" fo:padding-left="0.1cm" fo:padding-right="0.1cm" draw:shadow-opacity="0%"/>
    </style:style>
    <style:style style:name="gr5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34cm" svg:y="3.54cm">
          <draw:image xlink:href="Pictures/10000201000004B0000003229BFCCFD204E7F118.png" xlink:type="simple" xlink:show="embed" xlink:actuate="onLoad">
            <text:p/>
          </draw:image>
        </draw:frame>
        <draw:custom-shape draw:style-name="gr2" draw:text-style-name="P2" draw:layer="layout" svg:width="1.499cm" svg:height="1.453cm" draw:transform="rotate (0.373151394076386) translate (12.284cm 8.6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10.883cm" svg:y="3.709cm">
          <text:p text:style-name="P1"><text:span text:style-name="T1">Depot hie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3324.8245054244 52191.9040479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1.852cm" svg:height="1.466cm" draw:transform="rotate (1.00880030765272) translate (10.444cm 10.8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7cm" svg:height="2cm" svg:x="10.88cm" svg:y="3.71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89.53414167198 65145.42728635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7:24:36.409455455</meta:creation-date>
    <dc:date>2019-08-29T17:49:01.281482432</dc:date>
    <meta:editing-duration>PT10M56S</meta:editing-duration>
    <meta:editing-cycles>3</meta:editing-cycles>
    <meta:generator>LibreOffice/5.4.5.1$MacOSX_X86_64 LibreOffice_project/79c9829dd5d8054ec39a82dc51cd9eff340dbee8</meta:generator>
    <meta:document-statistic meta:object-count="5"/>
  </office:meta>
</office:document-meta>
</file>